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385416666666667in"/>
    </style:style>
    <style:style style:name="co3" style:family="table-column">
      <style:table-column-properties fo:break-before="auto" style:column-width="3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Zip </text:p>
          </table:table-cell>
          <table:table-cell table:style-name="ce21" office:value-type="string">
            <text:p>Area </text:p>
          </table:table-cell>
          <table:table-cell table:style-name="ce21" office:value-type="string">
            <text:p>ED </text:p>
          </table:table-cell>
          <table:table-cell table:style-name="ce21" office:value-type="string">
            <text:p>N#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LITTERING </text:p>
          </table:table-cell>
          <table:table-cell table:style-name="ce21" office:value-type="string">
            <text:p>BACK CREEK ROAD &amp; 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LITTERING </text:p>
          </table:table-cell>
          <table:table-cell table:style-name="ce21" office:value-type="string">
            <text:p>BACK CREEK ROAD, BLOCK OF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YTREE BEACH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BAYTREE BEACH ROAD </text:p>
          </table:table-cell>
          <table:table-cell table:style-name="ce24" office:value-type="float" office:value="23696">
            <text:p>2369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NT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1T00:00:00">
            <text:p>12/21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LANT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8T00:00:00">
            <text:p>12/2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RLE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TAMPERING WITH US MAIL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TAMPERING WITH US MAIL </text:p>
          </table:table-cell>
          <table:table-cell table:style-name="ce21" office:value-type="string">
            <text:p>CHEADLE LOOP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REEK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REEK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CROCKETT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UNLAWFUL PURCHASE OR POSSESS ALCOHOLIC BEVER </text:p>
          </table:table-cell>
          <table:table-cell table:style-name="ce21" office:value-type="string">
            <text:p>CROCKETT ROAD</text:p>
          </table:table-cell>
          <table:table-cell table:style-name="ce24" office:value-type="float" office:value="23696">
            <text:p>2369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5" office:value-type="float" office:value="58">
            <text:p>58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DAVIS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WSON CRESENT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WS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EMBEZZLEMENT </text:p>
          </table:table-cell>
          <table:table-cell table:style-name="ce21" office:value-type="string">
            <text:p>DEALBA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REWRY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RL STREET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LERSON COURT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VERGREEN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VERGREEN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X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FOX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SE CREEK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NSFORD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NSFORD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RITAGE PLAC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04-07-29T00:00:00">
            <text:p>7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WIS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UDLOW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I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TAMPERING WITH US MAIL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STIN AVENU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OLD SEAFORD ROAD </text:p>
          </table:table-cell>
          <table:table-cell table:style-name="ce24" office:value-type="float" office:value="23696">
            <text:p>2369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ON COURT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RION COURT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RION COURT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MELA PLAC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2" office:value-type="date" office:date-value="2015-11-27T00:00:00">
            <text:p>11/27/201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PARK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ERRIN CIRCL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SSON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UTNAM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OBANNA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INTERFERING W/DUTIES OF POLICE OFFICER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12T00:00:00">
            <text:p>12/12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EAFOR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SEAFORD ROAD &amp; BACK CREED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&amp; OLD SEAFOR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R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HAR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RO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SIR JOHN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IR JOHN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SIR JOHN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UNLAWFUL PURCHASE OR POSSESS ALCOHOLIC BEVER </text:p>
          </table:table-cell>
          <table:table-cell table:style-name="ce21" office:value-type="string">
            <text:p>SIR JOHN WAY</text:p>
          </table:table-cell>
          <table:table-cell table:style-name="ce24" office:value-type="float" office:value="23696">
            <text:p>2369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5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R JOHN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VIOLATION OF COURT ORDER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3">
            <text:p>193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PARRER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E MARSH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1">
            <text:p>211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VIEW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1">
            <text:p>631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ES LAN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HITES LANE</text:p>
          </table:table-cell>
          <table:table-cell table:style-name="ce24" office:value-type="float" office:value="23696">
            <text:p>2369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5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EY ROAD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FAILURE TO PERFORM CONSTRUCTION AFTER ADVANC </text:p>
          </table:table-cell>
          <table:table-cell table:style-name="ce21" office:value-type="string">
            <text:p>WINSOME HAVEN DRIVE</text:p>
          </table:table-cell>
          <table:table-cell table:style-name="ce24" office:value-type="float" office:value="23696">
            <text:p>2369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5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PROBATION VIOLATION - JUVENIL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WINSOME HAVEN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RNOM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 POINT DRIVE 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FAILURE TO PERFORM CONSTRUCTION AFTER ADVANC </text:p>
          </table:table-cell>
          <table:table-cell table:style-name="ce21" office:value-type="string">
            <text:p>YORK POINT DRIVE</text:p>
          </table:table-cell>
          <table:table-cell table:style-name="ce24" office:value-type="float" office:value="23696">
            <text:p>2369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5" office:value-type="float" office:value="242">
            <text:p>2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